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8522" officeooo:paragraph-rsid="000685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ck logic</text:p>
      <text:p text:style-name="P1"/>
      <text:p text:style-name="P1">Example:</text:p>
      <text:p text:style-name="P1"/>
      <text:p text:style-name="P1">Black puts white in check</text:p>
      <text:p text:style-name="P1"/>
      <text:p text:style-name="P1">Whites turn =&gt; set possible moves to =&gt; <text:s/>that none of black’s attacking squares will target the king’s square</text:p>
      <text:p text:style-name="P1"/>
      <text:p text:style-name="P1"/>
      <text:p text:style-name="P1">Piece (1 or more) attacks king: </text:p>
      <text:p text:style-name="P1"/>
      <text:p text:style-name="P1">Possible moves:</text:p>
      <text:p text:style-name="P1"/>
      <text:p text:style-name="P1">check if King is in check, if it is =&gt;</text:p>
      <text:p text:style-name="P1"/>
      <text:p text:style-name="P1"/>
      <text:p text:style-name="P1">Capture all pieces attacking the king (without putting yourself in check in the process)</text:p>
      <text:p text:style-name="P1"/>
      <text:p text:style-name="P1">Block the attack (or attacks) (without putting yourself in check in the process)</text:p>
      <text:p text:style-name="P1"/>
      <text:p text:style-name="P1">Move King to non-attacked squares</text:p>
      <text:p text:style-name="P1"/>
      <text:p text:style-name="P1"/>
      <text:p text:style-name="P1"/>
      <text:p text:style-name="P1"/>
      <text:p text:style-name="P1">First, make sure that attacking squares for both players are being updated every turn (whether black or whtie) -DONE</text:p>
      <text:p text:style-name="P1"/>
      <text:p text:style-name="P1"/>
      <text:p text:style-name="P1"/>
      <text:p text:style-name="P1"/>
      <text:p text:style-name="P1">Another edge case</text:p>
      <text:p text:style-name="P1"/>
      <text:p text:style-name="P1"/>
      <text:p text:style-name="P1">Select Piece &gt; Set possible moves for piece &gt; SHOULD CHECK IF MOVING PIECE WILL PUT SELF IN CHECK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3T13:04:35.533000000</meta:creation-date>
    <dc:date>2023-06-23T13:58:24.197000000</dc:date>
    <meta:editing-duration>PT53M49S</meta:editing-duration>
    <meta:editing-cycles>1</meta:editing-cycles>
    <meta:document-statistic meta:table-count="0" meta:image-count="0" meta:object-count="0" meta:page-count="1" meta:paragraph-count="13" meta:word-count="118" meta:character-count="669" meta:non-whitespace-character-count="562"/>
    <meta:generator>LibreOffice/7.4.3.2$Windows_X86_64 LibreOffice_project/1048a8393ae2eeec98dff31b5c133c5f1d08b890</meta:generator>
  </office:meta>
</office:document-meta>
</file>